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aed" officeooo:paragraph-rsid="0001faed"/>
    </style:style>
    <style:style style:name="P2" style:family="paragraph" style:parent-style-name="Standard">
      <style:text-properties fo:font-weight="bold" officeooo:rsid="0003a350" officeooo:paragraph-rsid="0003a350" style:font-weight-asian="bold" style:font-weight-complex="bold"/>
    </style:style>
    <style:style style:name="P3" style:family="paragraph" style:parent-style-name="Standard">
      <style:text-properties officeooo:rsid="0003a350" officeooo:paragraph-rsid="0003a350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faed" officeooo:paragraph-rsid="0001faed" style:font-weight-asian="bold" style:font-weight-complex="bold"/>
    </style:style>
    <style:style style:name="P5" style:family="paragraph" style:parent-style-name="Standard">
      <style:text-properties officeooo:paragraph-rsid="0003a350"/>
    </style:style>
    <style:style style:name="T1" style:family="text">
      <style:text-properties officeooo:rsid="0003a350"/>
    </style:style>
    <style:style style:name="T2" style:family="text">
      <style:text-properties fo:font-weight="bold" officeooo:rsid="0003a350" style:font-weight-asian="bold" style:font-weight-complex="bold"/>
    </style:style>
    <style:style style:name="T3" style:family="text">
      <style:text-properties fo:font-weight="bold" officeooo:rsid="0005e7f5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03a35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3a350"/>
    </style:style>
    <style:style style:name="T7" style:family="text">
      <style:text-properties officeooo:rsid="000582d8"/>
    </style:style>
    <style:style style:name="T8" style:family="text">
      <style:text-properties officeooo:rsid="0005e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space :</text:p>
      <text:p text:style-name="P1"><text:tab/></text:p>
      <text:p text:style-name="P1"><text:tab/>#It is useful when there exists a library and user defined function with the same name and the user wants to invoke both the functions in the same program.</text:p>
      <text:p text:style-name="P1"><text:tab/></text:p>
      <text:p text:style-name="P1"><text:tab/>#define the user defined function in a separeate namespace and invoke it where ever necessary with the namespace ahead of the function name.</text:p>
      <text:p text:style-name="P1"><text:tab/></text:p>
      <text:p text:style-name="P1"><text:tab/>#we can nested namespaces.</text:p>
      <text:p text:style-name="P1"/>
      <text:p text:style-name="P2"><text:span text:style-name="T4">Inheritance </text:span>:</text:p>
      <text:p text:style-name="P3"/>
      <text:p text:style-name="P5"><text:span text:style-name="T1"><text:tab/>#</text:span><text:span text:style-name="T5">overriding</text:span><text:span text:style-name="T2"> </text:span><text:span text:style-name="T1">: </text:span>It is the redefinition of base class function in its derived class with same signature i.e return type and parameters. </text:p>
      <text:p text:style-name="P3"><text:tab/></text:p>
      <text:p text:style-name="P5"><text:span text:style-name="T1"><text:tab/>#</text:span><text:span text:style-name="T5">overloading </text:span><text:span text:style-name="T6">:</text:span><text:span text:style-name="T1"> </text:span>It provides multiple definitions of the function by changing signature i.e changing number of parameters, change datatype of parameters, return type doesn’t play anyrole. </text:p>
      <text:p text:style-name="P5"/>
      <text:p text:style-name="P5"/>
      <text:p text:style-name="P5"><text:tab/><text:span text:style-name="T7"># Derived class objects can’t access private but can access protected.</text:span></text:p>
      <text:p text:style-name="P5"/>
      <text:p text:style-name="P5"><text:tab/><text:span text:style-name="T8"># Derived class doesn’t inherit the </text:span><text:span text:style-name="T3">Static and friend</text:span><text:span text:style-name="T8"> functions of the base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21:45:15.453285235</meta:creation-date>
    <dc:date>2018-07-15T23:10:54.326834664</dc:date>
    <meta:editing-duration>PT24M48S</meta:editing-duration>
    <meta:editing-cycles>1</meta:editing-cycles>
    <meta:document-statistic meta:table-count="0" meta:image-count="0" meta:object-count="0" meta:page-count="1" meta:paragraph-count="13" meta:word-count="133" meta:character-count="827" meta:non-whitespace-character-count="690"/>
    <meta:generator>LibreOffice/6.0.3.2$Linux_X86_64 LibreOffice_project/00m0$Build-2</meta:generator>
  </office:meta>
</office:document-meta>
</file>